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18_21-06-07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19_01-10-12_000.jpg</text:p>
          </table:table-cell>
          <table:table-cell table:style-name="ce27" office:value-type="string">
            <text:p>:m :PHOTO 寝た時刻 / 2022 / オナニー、未了、duration=0時間ぐらい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寝た時刻 / 2022 / オナニー、未了、duration=0時間ぐらい,other=~">
            <text:p>:m :PHOTO 寝た時刻 / 2022 / オナニー、未了、duration=0時間ぐらい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19_07-36-1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19_12-58-36_000.jpg</text:p>
          </table:table-cell>
          <table:table-cell table:style-name="ce36" office:value-type="string">
            <text:p>:m RES 1*3 / free# JVEMV6 68#_233:1 / 68. theoretical-physics(tp) / topics=ベクトル：微分,doc=r-8-1~9.1.2#7.3,other=seg:r-8-1~4.6.2:w=全微分；勾配,s=~,i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RES 1*3 / free# JVEMV6 68#_233:1 / 68. theoretical-physics(tp) / topics=ベクトル：微分,doc=r-8-1~9.1.2#7.3,other=seg:r-8-1~4.6.2:w=全微分；勾配,s=~,i=~">
            <text:p>:m RES 1*3 / free# JVEMV6 68#_233:1 / 68. theoretical-physics(tp) / topics=ベクトル：微分,doc=r-8-1~9.1.2#7.3,other=seg:r-8-1~4.6.2:w=全微分；勾配,s=~,i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19_12-59-01_000.jpg</text:p>
          </table:table-cell>
          <table:table-cell table:style-name="ce36" office:value-type="string">
            <text:p>:m RES 2*3 / free# JVEMV6 68#_233:1 / 68. theoretical-physics(tp) / topics=ベクトル：微分,doc=r-8-1~9.1.2#8,other=memo+;,s=~,i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2*3 / free# JVEMV6 68#_233:1 / 68. theoretical-physics(tp) / topics=ベクトル：微分,doc=r-8-1~9.1.2#8,other=memo+;,s=~,i=~">
            <text:p>:m RES 2*3 / free# JVEMV6 68#_233:1 / 68. theoretical-physics(tp) / topics=ベクトル：微分,doc=r-8-1~9.1.2#8,other=memo+;,s=~,i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19_13-00-09_000.jpg</text:p>
          </table:table-cell>
          <table:table-cell table:style-name="ce36" office:value-type="string">
            <text:p>:m RES 3*3 / free# JVEMV6 68#_233:1 / 68. theoretical-physics(tp) / topics=ベクトル：微分,doc=r-8-1~9.1.2#8,other=memo+:クーロン力の勾配。rが３乗になる理由;,s=~,i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3*3 / free# JVEMV6 68#_233:1 / 68. theoretical-physics(tp) / topics=ベクトル：微分,doc=r-8-1~9.1.2#8,other=memo+:クーロン力の勾配。rが３乗になる理由;,s=~,i=~">
            <text:p>:m RES 3*3 / free# JVEMV6 68#_233:1 / 68. theoretical-physics(tp) / topics=ベクトル：微分,doc=r-8-1~9.1.2#8,other=memo+:クーロン力の勾配。rが３乗になる理由;,s=~,i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0">2022/04/20</text:date>, <text:time>12:27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20T12:27:54.38</dc:date>
    <dc:creator>iwabuchi ken</dc:creator>
    <meta:editing-duration>P46DT11H38M26S</meta:editing-duration>
    <meta:editing-cycles>14962</meta:editing-cycles>
    <meta:document-statistic meta:table-count="2" meta:cell-count="473" meta:object-count="0"/>
    <meta:user-defined meta:name="qrichtext">1</meta:user-defined>
  </office:meta>
</office:document-meta>
</file>